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cm" fo:min-width="18.25cm"/>
    </style:style>
    <style:style style:name="gr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7.25cm" fo:min-width="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0.75cm" fo:min-width="11.25cm"/>
      <style:paragraph-properties style:writing-mode="lr-tb"/>
    </style:style>
    <style:style style:name="gr5" style:family="graphic" style:parent-style-name="standard">
      <style:graphic-properties draw:fill="solid" draw:fill-color="#ffbf00" draw:textarea-horizontal-align="justify" draw:textarea-vertical-align="middle" draw:auto-grow-height="false" fo:min-height="2cm" fo:min-width="2.5cm"/>
    </style:style>
    <style:style style:name="gr6" style:family="graphic" style:parent-style-name="standard">
      <style:graphic-properties draw:fill="solid" draw:fill-color="#999999" draw:textarea-horizontal-align="justify" draw:textarea-vertical-align="middle" draw:auto-grow-height="false" fo:min-height="2cm" fo:min-width="2.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4.15cm" fo:min-width="8.528cm"/>
      <style:paragraph-properties style:writing-mode="lr-tb"/>
    </style:style>
    <style:style style:name="gr11" style:family="graphic" style:parent-style-name="standard">
      <style:graphic-properties draw:fill-color="#00a933" draw:textarea-horizontal-align="justify" draw:textarea-vertical-align="middle" draw:auto-grow-height="false" fo:min-height="7.75cm" fo:min-width="10.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5.306cm" fo:min-width="8.066cm"/>
      <style:paragraph-properties style:writing-mode="lr-tb"/>
    </style:style>
    <style:style style:name="gr13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14" style:family="graphic" style:parent-style-name="objectwithoutfill">
      <style:graphic-properties svg:stroke-color="#ff0000" draw:marker-end="Стили_20_стрелок_20_3" draw:marker-end-width="0.3cm" draw:fill="none" draw:textarea-vertical-align="middle"/>
    </style:style>
    <style:style style:name="gr15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16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17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18" style:family="graphic" style:parent-style-name="objectwithoutfill">
      <style:graphic-properties svg:stroke-color="#ff0000" draw:marker-end="Стили_20_стрелок_20_7" draw:marker-end-width="0.3cm"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11.25cm" fo:min-width="9.25cm"/>
      <style:paragraph-properties style:writing-mode="lr-tb"/>
    </style:style>
    <style:style style:name="gr20" style:family="graphic" style:parent-style-name="objectwithoutfill">
      <style:graphic-properties svg:stroke-color="#ff0000" draw:marker-end="Стили_20_стрелок_20_8" draw:marker-end-width="0.3cm" draw:fill="none" draw:textarea-vertical-align="middle"/>
    </style:style>
    <style:style style:name="gr21" style:family="graphic" style:parent-style-name="objectwithoutfill">
      <style:graphic-properties svg:stroke-color="#ff0000" draw:marker-end="Стили_20_стрелок_20_9" draw:marker-end-width="0.3cm" draw:fill="none" draw:textarea-vertical-align="middle"/>
    </style:style>
    <style:style style:name="gr22" style:family="graphic" style:parent-style-name="objectwithoutfill">
      <style:graphic-properties draw:marker-end="Стили_20_стрелок_20_10" draw:marker-end-width="0.3cm" draw:fill="none" draw:textarea-vertical-align="middle"/>
    </style:style>
    <style:style style:name="gr23" style:family="graphic" style:parent-style-name="standard">
      <style:graphic-properties svg:stroke-width="0.106cm" svg:stroke-color="#ff8000" draw:marker-start-width="0.359cm" draw:marker-end-width="0.359cm" draw:fill-color="#81d41a" draw:textarea-horizontal-align="justify" draw:textarea-vertical-align="middle" draw:auto-grow-height="false" fo:min-height="4.894cm" fo:min-width="4.144cm" fo:padding-top="0.178cm" fo:padding-bottom="0.178cm" fo:padding-left="0.303cm" fo:padding-right="0.30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ffbf00"/>
      <style:paragraph-properties fo:text-align="center"/>
    </style:style>
    <style:style style:name="P5" style:family="paragraph">
      <loext:graphic-properties draw:fill="solid" draw:fill-color="#999999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a933"/>
      <style:paragraph-properties fo:text-align="center" style:writing-mode="lr-tb"/>
    </style:style>
    <style:style style:name="P8" style:family="paragraph">
      <loext:graphic-properties draw:fill-color="#81d41a"/>
      <style:paragraph-properties fo:text-align="center" style:writing-mode="lr-tb"/>
    </style:style>
    <style:style style:name="T1" style:family="text">
      <style:text-properties fo:color="#55308d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8.75cm" svg:height="1.25cm" svg:x="1.25cm" svg:y="1.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18.701cm" svg:height="1.673cm" svg:x="1.299cm" svg:y="1.378cm">
          <draw:text-box>
            <text:p><text:span text:style-name="T1"><text:s text:c="9"/></text:span><text:span text:style-name="T1">«В меню».</text:span> Уровень завершён! Набрано очков 9999.</text:p>
            <text:p/>
          </draw:text-box>
        </draw:frame>
      </draw:page>
      <draw:page draw:name="page2" draw:style-name="dp1" draw:master-page-name="Обычный">
        <draw:custom-shape draw:style-name="gr3" draw:text-style-name="P3" draw:layer="layout" svg:width="7.5cm" svg:height="7.5cm" svg:x="1cm" svg:y="1cm">
          <text:p text:style-name="P3">сцена меню.</text:p>
          <text:p text:style-name="P3">--------------------------------</text:p>
          <text:p text:style-name="P3"/>
          <text:p text:style-name="P3">Создать нового игрока</text:p>
          <text:p text:style-name="P3">Новая игра.</text:p>
          <text:p text:style-name="P3">Продолжить игру.</text:p>
          <text:p text:style-name="P3">Настройки</text:p>
          <text:p text:style-name="P3">Рекорды.</text:p>
          <text:p text:style-name="P3">Выход.</text:p>
          <text:p text:style-name="P3"/>
          <text:p text:style-name="P3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11.75cm" svg:height="11cm" svg:x="11.25cm" svg:y="2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3cm" svg:height="2.25cm" svg:x="12cm" svg:y="4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3cm" svg:height="2.25cm" svg:x="15.75cm" svg:y="4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3cm" svg:height="2.25cm" svg:x="19.5cm" svg:y="4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draw:layer="layout" svg:width="3cm" svg:height="2.25cm" svg:x="12cm" svg:y="7.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draw:layer="layout" svg:width="3cm" svg:height="2.25cm" svg:x="15.75cm" svg:y="7.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draw:layer="layout" svg:width="3cm" svg:height="2.25cm" svg:x="19.5cm" svg:y="7.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6" draw:layer="layout" svg:x1="15cm" svg:y1="7.25cm" svg:x2="12cm" svg:y2="9.5cm">
          <text:p/>
        </draw:line>
        <draw:line draw:style-name="gr7" draw:text-style-name="P6" draw:layer="layout" svg:x1="12cm" svg:y1="7.25cm" svg:x2="15cm" svg:y2="9.5cm">
          <text:p/>
        </draw:line>
        <draw:line draw:style-name="gr7" draw:text-style-name="P6" draw:layer="layout" svg:x1="15.75cm" svg:y1="7.25cm" svg:x2="18.75cm" svg:y2="9.5cm">
          <text:p/>
        </draw:line>
        <draw:line draw:style-name="gr7" draw:text-style-name="P6" draw:layer="layout" svg:x1="18.75cm" svg:y1="7.25cm" svg:x2="15.75cm" svg:y2="9.5cm">
          <text:p/>
        </draw:line>
        <draw:line draw:style-name="gr7" draw:text-style-name="P6" draw:layer="layout" svg:x1="19.5cm" svg:y1="7.25cm" svg:x2="22.5cm" svg:y2="9.5cm">
          <text:p/>
        </draw:line>
        <draw:line draw:style-name="gr7" draw:text-style-name="P6" draw:layer="layout" svg:x1="22.5cm" svg:y1="7.25cm" svg:x2="19.5cm" svg:y2="9.5cm">
          <text:p/>
        </draw:line>
        <draw:custom-shape draw:style-name="gr6" draw:text-style-name="P5" draw:layer="layout" svg:width="3cm" svg:height="2.25cm" svg:x="12cm" svg:y="10.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6" draw:layer="layout" svg:x1="15cm" svg:y1="10.25cm" svg:x2="12cm" svg:y2="12.5cm">
          <text:p/>
        </draw:line>
        <draw:line draw:style-name="gr7" draw:text-style-name="P6" draw:layer="layout" svg:x1="12cm" svg:y1="10.25cm" svg:x2="15cm" svg:y2="12.5cm">
          <text:p/>
        </draw:line>
        <draw:custom-shape draw:style-name="gr6" draw:text-style-name="P5" draw:layer="layout" svg:width="3cm" svg:height="2.25cm" svg:x="15.75cm" svg:y="10.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6" draw:layer="layout" svg:x1="18.75cm" svg:y1="10.25cm" svg:x2="15.75cm" svg:y2="12.5cm">
          <text:p/>
        </draw:line>
        <draw:line draw:style-name="gr7" draw:text-style-name="P6" draw:layer="layout" svg:x1="15.75cm" svg:y1="10.25cm" svg:x2="18.75cm" svg:y2="12.5cm">
          <text:p/>
        </draw:line>
        <draw:custom-shape draw:style-name="gr6" draw:text-style-name="P5" draw:layer="layout" svg:width="3cm" svg:height="2.25cm" svg:x="19.5cm" svg:y="10.2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6" draw:layer="layout" svg:x1="22.5cm" svg:y1="10.25cm" svg:x2="19.5cm" svg:y2="12.5cm">
          <text:p/>
        </draw:line>
        <draw:line draw:style-name="gr7" draw:text-style-name="P6" draw:layer="layout" svg:x1="19.5cm" svg:y1="10.25cm" svg:x2="22.5cm" svg:y2="12.5cm">
          <text:p/>
        </draw:line>
        <draw:line draw:style-name="gr8" draw:text-style-name="P6" draw:layer="layout" svg:x1="8.5cm" svg:y1="5cm" svg:x2="11.25cm" svg:y2="8.75cm">
          <text:p/>
        </draw:line>
        <draw:frame draw:style-name="gr9" draw:text-style-name="P2" draw:layer="layout" svg:width="7.5cm" svg:height="1cm" svg:x="13.5cm" svg:y="2.75cm">
          <draw:text-box>
            <text:p>Сцена выбора уровня:</text:p>
          </draw:text-box>
        </draw:frame>
        <draw:custom-shape draw:style-name="gr10" draw:text-style-name="P3" draw:layer="layout" svg:width="9.75cm" svg:height="4.75cm" svg:x="1.5cm" svg:y="19.25cm">
          <text:p text:style-name="P3">Объект — загрузчик уровней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7" draw:layer="layout" svg:width="11cm" svg:height="8cm" svg:x="13cm" svg:y="16.75cm">
          <text:p text:style-name="P3">Игровая сцена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3" draw:layer="layout" svg:width="9.25cm" svg:height="6cm" svg:x="1cm" svg:y="10.5cm">
          <text:p text:style-name="P3">Объект настроек.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13" draw:text-style-name="P6" draw:layer="layout" svg:x1="4.5cm" svg:y1="8.5cm" svg:x2="-3.25cm" svg:y2="10cm">
          <text:p/>
        </draw:line>
        <draw:line draw:style-name="gr14" draw:text-style-name="P6" draw:layer="layout" svg:x1="10cm" svg:y1="16.25cm" svg:x2="13cm" svg:y2="18.5cm">
          <text:p/>
        </draw:line>
        <draw:line draw:style-name="gr15" draw:text-style-name="P6" draw:layer="layout" svg:x1="13cm" svg:y1="13.5cm" svg:x2="10.25cm" svg:y2="19.25cm">
          <text:p/>
        </draw:line>
        <draw:line draw:style-name="gr16" draw:text-style-name="P6" draw:layer="layout" svg:x1="11.25cm" svg:y1="22cm" svg:x2="13cm" svg:y2="22cm">
          <text:p/>
        </draw:line>
        <draw:line draw:style-name="gr17" draw:text-style-name="P6" draw:layer="layout" svg:x1="10.75cm" svg:y1="19.25cm" svg:x2="13.5cm" svg:y2="13.5cm">
          <text:p/>
        </draw:line>
        <draw:line draw:style-name="gr18" draw:text-style-name="P6" draw:layer="layout" svg:x1="7.75cm" svg:y1="10.5cm" svg:x2="11.25cm" svg:y2="9.5cm">
          <text:p/>
        </draw:line>
        <draw:custom-shape draw:style-name="gr19" draw:text-style-name="P3" draw:layer="layout" svg:width="9.75cm" svg:height="11.5cm" svg:x="-11cm" svg:y="10cm">
          <text:p text:style-name="P3">Сцена настроек.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0" draw:text-style-name="P6" draw:layer="layout" svg:x1="-1.25cm" svg:y1="12.5cm" svg:x2="1cm" svg:y2="12.5cm">
          <text:p/>
        </draw:line>
        <draw:line draw:style-name="gr21" draw:text-style-name="P6" draw:layer="layout" svg:x1="1cm" svg:y1="14.25cm" svg:x2="-1.25cm" svg:y2="14.25cm">
          <text:p/>
        </draw:line>
        <draw:line draw:style-name="gr22" draw:text-style-name="P6" draw:layer="layout" svg:x1="17.75cm" svg:y1="16.75cm" svg:x2="18.5cm" svg:y2="13.5cm">
          <text:p/>
        </draw:line>
        <draw:custom-shape draw:style-name="gr23" draw:text-style-name="P8" draw:layer="layout" svg:width="9.5cm" svg:height="10.5cm" svg:x="-11cm" svg:y="-1.5cm">
          <text:p text:style-name="P3">Объект Game — инкапсулирует все классы и объект игры.</text:p>
          <text:p text:style-name="P3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3" draw:layer="layout" svg:width="9.75cm" svg:height="4.75cm" svg:x="24.75cm" svg:y="11.5cm">
          <text:p text:style-name="P3">Объект — Игрок.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Roboto" style:font-family-asian="Roboto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0T16:49:59.757219870</meta:creation-date>
    <dc:date>2023-11-24T16:17:37.849660974</dc:date>
    <meta:editing-duration>PT3H41M2S</meta:editing-duration>
    <meta:editing-cycles>29</meta:editing-cycles>
    <meta:generator>LibreOffice/7.2.5.1$Linux_X86_64 LibreOffice_project/20$Build-1</meta:generator>
    <meta:document-statistic meta:object-count="42"/>
  </office:meta>
</office:document-meta>
</file>